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930000008D0A79701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Droid Sans Fallback" svg:font-family="'Droid Sans Fallb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 style:snap-to-layout-gri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 fo:break-before="page"/>
      <style:text-properties fo:font-weight="normal" style:font-weight-asian="normal" style:font-weight-complex="normal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fo:font-size="28pt" fo:font-weight="normal" style:font-size-asian="28pt" style:font-weight-asian="normal" style:font-size-complex="28pt" style:font-weight-complex="normal"/>
    </style:style>
    <style:style style:name="T2" style:family="text">
      <style:text-properties style:text-position="super 58%" style:font-name="Times New Roman1" fo:font-size="18pt" fo:font-weight="normal" style:font-name-asian="Times New Roman1" style:font-size-asian="18pt" style:font-weight-asian="normal" style:font-name-complex="Times New Roman1" style:font-size-complex="18pt" style:font-weight-complex="normal"/>
    </style:style>
    <style:style style:name="T3" style:family="text">
      <style:text-properties style:font-name="Times New Roman1" fo:font-size="15pt" fo:font-weight="normal" style:font-name-asian="Times New Roman1" style:font-size-asian="15pt" style:font-weight-asian="normal" style:font-name-complex="Times New Roman1" style:font-size-complex="15pt" style:font-weight-complex="normal"/>
    </style:style>
    <style:style style:name="T4" style:family="text">
      <style:text-properties style:font-name="Times New Roman1" style:font-name-asian="Droid Sans Fallback" style:font-name-complex="Times New Roman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4002-XXX</text:p>
      <text:p text:style-name="P3">Software Development on Linux Systems</text:p>
      <text:p text:style-name="P3">Lab 02 – Open Source Community Involvement and Data Gathering</text:p>
      <text:p text:style-name="P3"/>
      <text:p text:style-name="P3">Name: ______________________________________ <text:s text:c="5"/>Section: _____________</text:p>
      <text:p text:style-name="P4"/>
      <text:p text:style-name="P4"/>
      <text:p text:style-name="P4"><text:tab/>Activity – Open Source Community Involvement : IRC</text:p>
      <text:p text:style-name="P4"/>
      <text:p text:style-name="P9"><text:span text:style-name="T6"><text:tab/></text:span><text:span text:style-name="T5">The open source community builds on open communication and community involvement. One <text:tab/>aspect of this is being able to communicate effectively with communities and with your group. <text:tab/>One of the most popular forms of communication in the open source community is IRC.<text:line-break/><text:line-break/><text:tab/>For this lab, you will join a class – wide IRC. This is one of the recommended ways of <text:tab/>communicating with your group members for the project.<text:line-break/><text:line-break/><text:tab/>Using the IRC client of your choice or </text:span><text:a xlink:type="simple" xlink:href="http://webchat.freenode.net/"><text:span text:style-name="T5">http://webchat.freenode.net/</text:span></text:a><text:span text:style-name="T5"> join the class IRC channel. <text:line-break/><text:tab/></text:span><text:span text:style-name="T6">Your professor should assign a channel to join, but you are welcome to make your own <text:tab/>channel.</text:span><text:span text:style-name="T5"><text:line-break/><text:line-break/><text:tab/>To join a channel using the channel name the professor provides, type<text:line-break/><text:tab/>/join #channelname <text:line-break/><text:tab/><text:line-break/><text:tab/>Note: if you are using webchat, make sure you type the # before the channel name <text:line-break/><text:line-break/><text:tab/></text:span><text:span text:style-name="T6">If you would like to make your own channel, follow these instructions. <text:line-break/></text:span></text:p>
      <text:p text:style-name="P9"><text:span text:style-name="T6"><text:tab/></text:span><text:span text:style-name="T5">To create a channel type the follow (the channel name must NOT already exist)</text:span><text:span text:style-name="T6"><text:line-break/><text:tab/></text:span><text:span text:style-name="T5">/join #channelname <text:s text:c="4"/><text:line-break/></text:span></text:p>
      <text:p text:style-name="P9"><text:span text:style-name="T5"><text:tab/>To set the channel description <text:line-break/><text:tab/>/topic #channelname This is the channel description <text:s/></text:span><text:span text:style-name="T6"><text:line-break/><text:line-break/><text:tab/><text:line-break/><text:line-break/><text:line-break/><text:line-break/><text:line-break/><text:line-break/></text:span><text:span text:style-name="T5"><text:line-break/></text:span><text:soft-page-break/><text:span text:style-name="T5"><text:tab/>For further information on setting up IRC, private/secret channels and IRC commands refer to <text:tab/>these outside references.<text:line-break/><text:tab/></text:span><text:a xlink:type="simple" xlink:href="http://freenode.net/faq.shtml"><text:span text:style-name="T5">http://freenode.net/faq.shtml</text:span></text:a><text:span text:style-name="T5"><text:line-break/><text:line-break/><text:tab/></text:span><text:a xlink:type="simple" xlink:href="http://en.wikipedia.org/wiki/List_of_Internet_Relay_Chat_commands"><text:span text:style-name="T5">http://en.wikipedia.org/wiki/List_of_Internet_Relay_Chat_commands</text:span></text:a></text:p>
      <text:p text:style-name="P4"/>
      <text:p text:style-name="P4"><text:tab/><text:line-break/></text:p>
      <text:p text:style-name="P4"/>
      <text:p text:style-name="P7">Instructor / TA signoff: __________________ <text:line-break/><text:line-break/><text:line-break/><text:line-break/><text:line-break/><text:line-break/><text:line-break/></text:p>
      <text:p text:style-name="P4"><text:tab/>Activity – Open Source Community Involvement : Blog</text:p>
      <text:p text:style-name="P5"/>
      <text:p text:style-name="P5"><text:tab/>Open source software usually does not use a “blackbox” approach to development. Developers <text:tab/>are actively discussing their work and development online in order to provide documentation <text:tab/>and awareness, as well as allow feedback from potential users during the development cycle. <text:tab/>This can also be a way to get others involved in the project. </text:p>
      <text:p text:style-name="P5"/>
      <text:p text:style-name="P5"><text:tab/>For this lab, you will need to create a blog (wordpress, tumblr, blogger, etc) in order to keep <text:tab/>your documentation and progress. Documentation for the project (including <text:tab/>design/developement decisions) must be handed in through each group member's individual <text:tab/>blog. <text:line-break/><text:line-break/><text:tab/>1) Create a blog using the service of your choice<text:line-break/><text:tab/>2) Create your first post describing this class and your decision to take it<text:line-break/><text:tab/>3) Create a blog recapping the brainstorming lab and the domains/ideas that came. Explain the <text:tab/>process that your group used.<text:line-break/><text:tab/>4) Create a blog describing your project idea and why that idea was the chosen as the final.</text:p>
      <text:p text:style-name="P5"/>
      <text:p text:style-name="P5"/>
      <text:p text:style-name="P5"/>
      <text:p text:style-name="P5"><text:tab/><text:tab/><text:tab/><text:tab/><text:span text:style-name="T10">Instructor / TA signoff: __________________ </text:span></text:p>
      <text:p text:style-name="P5"/>
      <text:p text:style-name="P5"/>
      <text:p text:style-name="P10"/>
      <text:p text:style-name="P4"><text:span text:style-name="T5"><text:tab/></text:span>Activity – Data Gathering</text:p>
      <text:p text:style-name="P4"><text:line-break/><text:tab/><text:span text:style-name="T5">For your project idea, individually begin to identify open source software you might use for <text:tab/>your project. You will not be locked into using any of these, but it is important to identify <text:tab/>potential packages in advance. Examples of these packages may be c++, python, MySQL, <text:tab/>Sqlite, <text:tab/>SDL, OpenGL, etc. All of these packages must be open source licensed. </text:span></text:p>
      <text:p text:style-name="P5"/>
      <text:p text:style-name="P4"><text:span text:style-name="T5"><text:tab/>For this activity, list the packages you may use and what you would plan to use them for in this <text:tab/>project. You will add these to your blog to get credit.<text:line-break/><text:line-break/><text:tab/></text:span><text:span text:style-name="T7">Package <text:tab/><text:tab/>: Purpose<text:tab/><text:tab/><text:tab/><text:tab/><text:tab/><text:tab/><text:tab/><text:tab/></text:span><text:span text:style-name="T9"><text:line-break/><text:line-break/><text:tab/>__________________:____________________________________________________<text:line-break/><text:tab/><text:line-break/><text:tab/>__________________:____________________________________________________<text:line-break/><text:line-break/><text:tab/>__________________:____________________________________________________<text:line-break/><text:line-break/><text:tab/>__________________:____________________________________________________<text:line-break/><text:line-break/><text:tab/>__________________:____________________________________________________<text:line-break/><text:line-break/><text:tab/>__________________:____________________________________________________<text:line-break/><text:line-break/><text:tab/><text:tab/><text:tab/><text:tab/>-- Provide more if necessary --<text:line-break/><text:tab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Remember to add these to your blog in order to get credit </text:p>
      <text:p text:style-name="P8"/>
      <text:p text:style-name="P6"/>
      <text:p text:style-name="P3"><text:span text:style-name="T9"><text:tab/></text:span><text:span text:style-name="T8">Instructor / TA signoff: __________________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Droid Sans Fallback" svg:font-family="'Droid Sans Fallb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347in" table:align="left" style:writing-mode="lr-tb"/>
    </style:style>
    <style:style style:name="Table1.A" style:family="table-column">
      <style:table-column-properties style:column-width="1.7326in"/>
    </style:style>
    <style:style style:name="Table1.B" style:family="table-column">
      <style:table-column-properties style:column-width="5.202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B1" style:family="table-cell">
      <style:table-cell-properties style:vertical-align="top" fo:padding="0.0382in" fo:border="0.0007in solid #000000" style:writing-mode="lr-tb"/>
    </style:style>
    <style:style style:name="MP1" style:family="paragraph" style:parent-style-name="Table_20_Contents">
      <style:paragraph-properties fo:text-align="center" style:justify-single-word="false" style:snap-to-layout-grid="false"/>
    </style:style>
    <style:style style:name="MP2" style:family="paragraph" style:parent-style-name="Standard">
      <style:paragraph-properties style:snap-to-layout-grid="false"/>
    </style:style>
    <style:style style:name="MT1" style:family="text">
      <style:text-properties fo:font-size="28pt" fo:font-weight="normal" style:font-size-asian="28pt" style:font-weight-asian="normal" style:font-size-complex="28pt" style:font-weight-complex="normal"/>
    </style:style>
    <style:style style:name="MT2" style:family="text">
      <style:text-properties style:text-position="super 58%" style:font-name="Times New Roman1" fo:font-size="18pt" fo:font-weight="normal" style:font-name-asian="Times New Roman1" style:font-size-asian="18pt" style:font-weight-asian="normal" style:font-name-complex="Times New Roman1" style:font-size-complex="18pt" style:font-weight-complex="normal"/>
    </style:style>
    <style:style style:name="MT3" style:family="text">
      <style:text-properties style:font-name="Times New Roman1" fo:font-size="15pt" fo:font-weight="normal" style:font-name-asian="Times New Roman1" style:font-size-asian="15pt" style:font-weight-asian="normal" style:font-name-complex="Times New Roman1" style:font-size-complex="15pt" style:font-weight-complex="normal"/>
    </style:style>
    <style:style style:name="MT4" style:family="text">
      <style:text-properties style:font-name="Times New Roman1" style:font-name-asian="Droid Sans Fallback" style:font-name-complex="Times New Roman1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text:span text:style-name="MT1">R </text:span><text:span text:style-name="MT2">●</text:span><text:span text:style-name="MT1"> I </text:span><text:span text:style-name="MT2">●</text:span><text:span text:style-name="MT3"> </text:span><text:span text:style-name="MT1">T</text:span></text:p>
            </table:table-cell>
            <table:table-cell table:style-name="Table1.B1" office:value-type="string">
              <text:p text:style-name="MP2">Rochester Institute of Technology</text:p>
              <text:p text:style-name="Standard">Golisano College of Computing and Information Sciences</text:p>
              <text:p text:style-name="Standard">Department of Information Sciences and Technologies</text:p>
            </table:table-cell>
          </table:table-row>
        </table:table>
        <text:p text:style-name="Standard"/>
      </style:header>
      <style:footer>
        <text:p text:style-name="Footer"><draw:frame draw:style-name="Mfr1" draw:name="graphics1" text:anchor-type="paragraph" svg:width="1.3425in" svg:height="0.4693in" draw:z-index="2"><draw:image xlink:href="Pictures/10000201000001930000008D0A797014.png" xlink:type="simple" xlink:show="embed" xlink:actuate="onLoad"/></draw:frame> <text:s/><text:span text:style-name="MT4">© Cody Van De Mark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n </meta:initial-creator>
    <meta:creation-date>2011-09-10T14:38:39</meta:creation-date>
    <dc:date>2012-02-29T00:05:19</dc:date>
    <dc:creator>Ren </dc:creator>
    <meta:editing-duration>PT11H53S</meta:editing-duration>
    <meta:editing-cycles>38</meta:editing-cycles>
    <meta:generator>LibreOffice/3.3$Unix LibreOffice_project/330m19$Build-401</meta:generator>
    <meta:document-statistic meta:table-count="1" meta:image-count="1" meta:object-count="0" meta:page-count="3" meta:paragraph-count="24" meta:word-count="542" meta:character-count="3940"/>
  </office:meta>
</office:document-meta>
</file>